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6410 - process. 07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33" calcext:value-type="float">
            <text:p>533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6]-[.F26]" office:value-type="float" office:value="-93" calcext:value-type="float">
            <text:p>(93,00)</text:p>
          </table:table-cell>
          <table:table-cell table:style-name="ce23" office:value-type="string" calcext:value-type="string" table:number-columns-spanned="1" table:number-rows-spanned="4">
            <text:p>PG – R$ 1.973,00</text:p>
            <text:p>06/2025 – 93,00</text:p>
            <text:p>07/2025 – 440,00</text:p>
            <text:p>08/2025 – 500,00</text:p>
            <text:p>08/2025 – 440,00</text:p>
            <text:p>08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2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7]-[.F27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6419 - process. 08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8]-[.F28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6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8" table:formula="of:=[.C29]-[.F2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6428 - process. 09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8" table:formula="of:=[.C30]-[.F30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987,08</text:p>
            <text:p>09/2025 – 440,00</text:p>
            <text:p>09/2025 – 500,00</text:p>
            <text:p>10/2025 – 440,00</text:p>
            <text:p>10/2025 – 607,08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300 - mens. 09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8" table:formula="of:=[.C31]-[.F3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6437 - process. 10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8" table:formula="of:=[.C32]-[.F32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4 - mens. 10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07.08" calcext:value-type="float">
            <text:p>607,08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8" table:formula="of:=[.C33]-[.F33]" office:value-type="float" office:value="-107.08" calcext:value-type="float">
            <text:p>(107,0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33])" office:value-type="float" office:value="-107.08" calcext:value-type="float">
            <text:p>(107,08)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0:49:07.041182500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49:07.05195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244" meta:object-count="0"/>
    <meta:user-defined meta:name="Info 0"/>
    <meta:user-defined meta:name="Info 1"/>
    <meta:user-defined meta:name="Info 2"/>
    <meta:user-defined meta:name="Info 3"/>
  </office:meta>
</office:document-meta>
</file>